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5.41cm"/>
    </style:style>
    <style:style style:name="Tabla4.C" style:family="table-column">
      <style:table-column-properties style:column-width="4.191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8" style:family="paragraph" style:parent-style-name="Standard">
      <style:text-properties officeooo:rsid="00ad7c61" officeooo:paragraph-rsid="006432c5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Frame_20_contents">
      <style:paragraph-properties fo:text-align="justify" style:justify-single-word="false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style:font-size-asian="9pt" style:font-size-complex="9pt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fo:color="#221f1f" fo:letter-spacing="-0.012cm" officeooo:rsid="00a36925"/>
    </style:style>
    <style:style style:name="T49" style:family="text">
      <style:text-properties fo:color="#221f1f" fo:letter-spacing="-0.012cm" officeooo:rsid="00a2c675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font-weight="normal" officeooo:rsid="008f8dcf" style:font-weight-asian="normal" style:font-weight-complex="normal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5.405cm"/>
    </style:style>
    <style:style style:name="Table10.C" style:family="table-column">
      <style:table-column-properties style:column-width="4.191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f2bf72" officeooo:paragraph-rsid="00f2bf72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cm" svg:y="-0.6cm" svg:width="6.548cm" style:rel-width="80%" svg:height="1.397cm" style:rel-height="80%" draw:z-index="1"><draw:text-box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Total</text:p>
            </table:table-cell>
          </table:table-row>
        </table:table>
        <text:p text:style-name="MP4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4"><text:span text:style-name="MT61">OBSERVACIONES</text:span>: <text:span text:style-name="MT62"><text:placeholder text:placeholder-type="text">&lt;o.comment&gt;</text:placeholder></text:span></text:p>
              <text:p text:style-name="MP45"><text:placeholder text:placeholder-type="text">&lt;if test="o._fields.get('move_currency_id') and o.move_currency_id.name"&gt;</text:placeholder></text:p>
              <text:p text:style-name="MP46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5"><text:placeholder text:placeholder-type="text">&lt;/if&gt;</text:placeholder></text:p>
              <text:p text:style-name="M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5"/>
            </table:table-cell>
            <table:table-cell table:style-name="Tabla1.B1" office:value-type="string">
              <text:p text:style-name="MP48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2"><draw:text-box fo:min-height="0.744cm"><text:p text:style-name="MP66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7"><text:placeholder text:placeholder-type="text">&lt;o.afip_barcode&gt;</text:placeholder></text:p>
            </table:table-cell>
          </table:table-row>
        </table:table>
        <text:p text:style-name="MP68"/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11T21:15:05.105134557</dc:date>
    <meta:editing-duration>P2DT5H43M37S</meta:editing-duration>
    <meta:editing-cycles>467</meta:editing-cycles>
    <meta:generator>LibreOffice/5.1.6.2$Linux_X86_64 LibreOffice_project/10m0$Build-2</meta:generator>
    <meta:document-statistic meta:table-count="7" meta:image-count="0" meta:object-count="0" meta:page-count="1" meta:paragraph-count="69" meta:word-count="364" meta:character-count="2310" meta:non-whitespace-character-count="2162"/>
  </office:meta>
</office:document-meta>
</file>